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ivate Keys in the Wild<text:line-break/><text:line-break/>Joachim Strömbergson</text:p>
            <text:p>Assured A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Private keys are the secrets<text:line-break/>that makes security works.<text:line-break/><text:line-break/>But that requires the private keys<text:line-break/>to be just that - private.<text:line-break/></text:p>
            <text:p>This presentation documents<text:line-break/>when private keys that have<text:line-break/>gotten lost and the resul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chim Strömbergson</meta:initial-creator>
    <meta:creation-date>2015-09-18T17:28:25.069658000</meta:creation-date>
    <dc:date>2015-09-18T17:33:22.235556000</dc:date>
    <dc:creator>Joachim Strömbergson</dc:creator>
    <meta:editing-duration>PT4M57S</meta:editing-duration>
    <meta:editing-cycles>1</meta:editing-cycles>
    <meta:document-statistic meta:object-count="27"/>
    <meta:generator>LibreOffice/4.4.0.3$MacOSX_X86_64 LibreOffice_project/de093506bcdc5fafd9023ee680b8c60e3e0645d7</meta:generator>
  </office:meta>
</office:document-meta>
</file>